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6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CHRG10-5A-point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G10_5A_ol1_1</text:p>
          </table:table-cell>
          <table:table-cell office:value-type="float" office:value="41.4567" calcext:value-type="float">
            <text:p>41.4567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1655" calcext:value-type="float">
            <text:p>0.1655</text:p>
          </table:table-cell>
          <table:table-cell office:value-type="float" office:value="17.8397" calcext:value-type="float">
            <text:p>17.8397</text:p>
          </table:table-cell>
          <table:table-cell office:value-type="float" office:value="38.5761" calcext:value-type="float">
            <text:p>38.5761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257" calcext:value-type="float">
            <text:p>0.0257</text:p>
          </table:table-cell>
          <table:table-cell office:value-type="float" office:value="98.6582" calcext:value-type="float">
            <text:p>98.6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G10_5A_ol1_2</text:p>
          </table:table-cell>
          <table:table-cell office:value-type="float" office:value="41.4827" calcext:value-type="float">
            <text:p>41.4827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1595" calcext:value-type="float">
            <text:p>0.1595</text:p>
          </table:table-cell>
          <table:table-cell office:value-type="float" office:value="17.854" calcext:value-type="float">
            <text:p>17.854</text:p>
          </table:table-cell>
          <table:table-cell office:value-type="float" office:value="38.7023" calcext:value-type="float">
            <text:p>38.7023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28" calcext:value-type="float">
            <text:p>0.028</text:p>
          </table:table-cell>
          <table:table-cell office:value-type="float" office:value="98.8271" calcext:value-type="float">
            <text:p>98.8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G10_5A_ol1_3</text:p>
          </table:table-cell>
          <table:table-cell office:value-type="float" office:value="41.6608" calcext:value-type="float">
            <text:p>41.6608</text:p>
          </table:table-cell>
          <table:table-cell office:value-type="float" office:value="0.278" calcext:value-type="float">
            <text:p>0.278</text:p>
          </table:table-cell>
          <table:table-cell office:value-type="float" office:value="0.1515" calcext:value-type="float">
            <text:p>0.1515</text:p>
          </table:table-cell>
          <table:table-cell office:value-type="float" office:value="17.8277" calcext:value-type="float">
            <text:p>17.8277</text:p>
          </table:table-cell>
          <table:table-cell office:value-type="float" office:value="38.6935" calcext:value-type="float">
            <text:p>38.6935</text:p>
          </table:table-cell>
          <table:table-cell office:value-type="float" office:value="0.281" calcext:value-type="float">
            <text:p>0.28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258" calcext:value-type="float">
            <text:p>0.0258</text:p>
          </table:table-cell>
          <table:table-cell office:value-type="float" office:value="98.9668" calcext:value-type="float">
            <text:p>98.9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G10_5A_ol2_1</text:p>
          </table:table-cell>
          <table:table-cell office:value-type="float" office:value="41.7159" calcext:value-type="float">
            <text:p>41.7159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1492" calcext:value-type="float">
            <text:p>0.1492</text:p>
          </table:table-cell>
          <table:table-cell office:value-type="float" office:value="17.5467" calcext:value-type="float">
            <text:p>17.5467</text:p>
          </table:table-cell>
          <table:table-cell office:value-type="float" office:value="38.5164" calcext:value-type="float">
            <text:p>38.516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375" calcext:value-type="float">
            <text:p>0.0375</text:p>
          </table:table-cell>
          <table:table-cell office:value-type="float" office:value="98.5514" calcext:value-type="float">
            <text:p>98.5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G10_5A_ol2_2</text:p>
          </table:table-cell>
          <table:table-cell office:value-type="float" office:value="41.7332" calcext:value-type="float">
            <text:p>41.7332</text:p>
          </table:table-cell>
          <table:table-cell office:value-type="float" office:value="0.271" calcext:value-type="float">
            <text:p>0.271</text:p>
          </table:table-cell>
          <table:table-cell office:value-type="float" office:value="0.1497" calcext:value-type="float">
            <text:p>0.1497</text:p>
          </table:table-cell>
          <table:table-cell office:value-type="float" office:value="17.6449" calcext:value-type="float">
            <text:p>17.6449</text:p>
          </table:table-cell>
          <table:table-cell office:value-type="float" office:value="38.5852" calcext:value-type="float">
            <text:p>38.5852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56" calcext:value-type="float">
            <text:p>0.0356</text:p>
          </table:table-cell>
          <table:table-cell office:value-type="float" office:value="98.7397" calcext:value-type="float">
            <text:p>98.7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G10_5A_ol2_3</text:p>
          </table:table-cell>
          <table:table-cell office:value-type="float" office:value="41.7547" calcext:value-type="float">
            <text:p>41.7547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1544" calcext:value-type="float">
            <text:p>0.1544</text:p>
          </table:table-cell>
          <table:table-cell office:value-type="float" office:value="17.6901" calcext:value-type="float">
            <text:p>17.6901</text:p>
          </table:table-cell>
          <table:table-cell office:value-type="float" office:value="38.6385" calcext:value-type="float">
            <text:p>38.6385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184" calcext:value-type="float">
            <text:p>0.0184</text:p>
          </table:table-cell>
          <table:table-cell office:value-type="float" office:value="98.8522" calcext:value-type="float">
            <text:p>98.8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G10_5A_ol3_1</text:p>
          </table:table-cell>
          <table:table-cell office:value-type="float" office:value="38.7468" calcext:value-type="float">
            <text:p>38.7468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1211" calcext:value-type="float">
            <text:p>0.1211</text:p>
          </table:table-cell>
          <table:table-cell office:value-type="float" office:value="21.5718" calcext:value-type="float">
            <text:p>21.5718</text:p>
          </table:table-cell>
          <table:table-cell office:value-type="float" office:value="38.1283" calcext:value-type="float">
            <text:p>38.1283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09" calcext:value-type="float">
            <text:p>0.0409</text:p>
          </table:table-cell>
          <table:table-cell office:value-type="float" office:value="99.2185" calcext:value-type="float">
            <text:p>99.2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G10_5A_ol3_2</text:p>
          </table:table-cell>
          <table:table-cell office:value-type="float" office:value="38.8889" calcext:value-type="float">
            <text:p>38.8889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1177" calcext:value-type="float">
            <text:p>0.1177</text:p>
          </table:table-cell>
          <table:table-cell office:value-type="float" office:value="21.623" calcext:value-type="float">
            <text:p>21.623</text:p>
          </table:table-cell>
          <table:table-cell office:value-type="float" office:value="38.1871" calcext:value-type="float">
            <text:p>38.1871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31" calcext:value-type="float">
            <text:p>0.0331</text:p>
          </table:table-cell>
          <table:table-cell office:value-type="float" office:value="99.4779" calcext:value-type="float">
            <text:p>99.47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RG10_5A_ol3_3</text:p>
          </table:table-cell>
          <table:table-cell office:value-type="float" office:value="38.8268" calcext:value-type="float">
            <text:p>38.826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1217" calcext:value-type="float">
            <text:p>0.1217</text:p>
          </table:table-cell>
          <table:table-cell office:value-type="float" office:value="21.6467" calcext:value-type="float">
            <text:p>21.6467</text:p>
          </table:table-cell>
          <table:table-cell office:value-type="float" office:value="38.0804" calcext:value-type="float">
            <text:p>38.0804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261" calcext:value-type="float">
            <text:p>0.0261</text:p>
          </table:table-cell>
          <table:table-cell office:value-type="float" office:value="99.3343" calcext:value-type="float">
            <text:p>99.3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G10_5A_ol4_1</text:p>
          </table:table-cell>
          <table:table-cell office:value-type="float" office:value="39.6351" calcext:value-type="float">
            <text:p>39.63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1391" calcext:value-type="float">
            <text:p>0.1391</text:p>
          </table:table-cell>
          <table:table-cell office:value-type="float" office:value="20.5448" calcext:value-type="float">
            <text:p>20.5448</text:p>
          </table:table-cell>
          <table:table-cell office:value-type="float" office:value="38.2329" calcext:value-type="float">
            <text:p>38.232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07" calcext:value-type="float">
            <text:p>0.0307</text:p>
          </table:table-cell>
          <table:table-cell office:value-type="float" office:value="99.1978" calcext:value-type="float">
            <text:p>99.19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G10_5A_ol4_2</text:p>
          </table:table-cell>
          <table:table-cell office:value-type="float" office:value="39.8153" calcext:value-type="float">
            <text:p>39.8153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1224" calcext:value-type="float">
            <text:p>0.1224</text:p>
          </table:table-cell>
          <table:table-cell office:value-type="float" office:value="20.4789" calcext:value-type="float">
            <text:p>20.4789</text:p>
          </table:table-cell>
          <table:table-cell office:value-type="float" office:value="38.3309" calcext:value-type="float">
            <text:p>38.3309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26" calcext:value-type="float">
            <text:p>0.026</text:p>
          </table:table-cell>
          <table:table-cell office:value-type="float" office:value="99.3954" calcext:value-type="float">
            <text:p>99.3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RG10_5A_ol4_3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1449" calcext:value-type="float">
            <text:p>0.1449</text:p>
          </table:table-cell>
          <table:table-cell office:value-type="float" office:value="20.4388" calcext:value-type="float">
            <text:p>20.4388</text:p>
          </table:table-cell>
          <table:table-cell office:value-type="float" office:value="38.1844" calcext:value-type="float">
            <text:p>38.1844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203" calcext:value-type="float">
            <text:p>0.0203</text:p>
          </table:table-cell>
          <table:table-cell office:value-type="float" office:value="99.0767" calcext:value-type="float">
            <text:p>99.07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RG10_5A_ol5_1</text:p>
          </table:table-cell>
          <table:table-cell office:value-type="float" office:value="42.9962" calcext:value-type="float">
            <text:p>42.9962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176" calcext:value-type="float">
            <text:p>0.176</text:p>
          </table:table-cell>
          <table:table-cell office:value-type="float" office:value="16.0508" calcext:value-type="float">
            <text:p>16.0508</text:p>
          </table:table-cell>
          <table:table-cell office:value-type="float" office:value="39.0146" calcext:value-type="float">
            <text:p>39.0146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226" calcext:value-type="float">
            <text:p>0.0226</text:p>
          </table:table-cell>
          <table:table-cell office:value-type="float" office:value="98.8526" calcext:value-type="float">
            <text:p>98.8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RG10_5A_ol5_2</text:p>
          </table:table-cell>
          <table:table-cell office:value-type="float" office:value="43.0092" calcext:value-type="float">
            <text:p>43.0092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1836" calcext:value-type="float">
            <text:p>0.1836</text:p>
          </table:table-cell>
          <table:table-cell office:value-type="float" office:value="15.8327" calcext:value-type="float">
            <text:p>15.8327</text:p>
          </table:table-cell>
          <table:table-cell office:value-type="float" office:value="39.1075" calcext:value-type="float">
            <text:p>39.1075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151" calcext:value-type="float">
            <text:p>0.0151</text:p>
          </table:table-cell>
          <table:table-cell office:value-type="float" office:value="98.7293" calcext:value-type="float">
            <text:p>98.7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G10_5A_ol5_3</text:p>
          </table:table-cell>
          <table:table-cell office:value-type="float" office:value="43.1489" calcext:value-type="float">
            <text:p>43.1489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181" calcext:value-type="float">
            <text:p>0.181</text:p>
          </table:table-cell>
          <table:table-cell office:value-type="float" office:value="15.8911" calcext:value-type="float">
            <text:p>15.8911</text:p>
          </table:table-cell>
          <table:table-cell office:value-type="float" office:value="39.2102" calcext:value-type="float">
            <text:p>39.210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143" calcext:value-type="float">
            <text:p>0.0143</text:p>
          </table:table-cell>
          <table:table-cell office:value-type="float" office:value="99.0211" calcext:value-type="float">
            <text:p>99.0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RG10_5A_ol6_1</text:p>
          </table:table-cell>
          <table:table-cell office:value-type="float" office:value="41.613" calcext:value-type="float">
            <text:p>41.613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77" calcext:value-type="float">
            <text:p>0.1377</text:p>
          </table:table-cell>
          <table:table-cell office:value-type="float" office:value="17.8743" calcext:value-type="float">
            <text:p>17.8743</text:p>
          </table:table-cell>
          <table:table-cell office:value-type="float" office:value="38.6304" calcext:value-type="float">
            <text:p>38.6304</text:p>
          </table:table-cell>
          <table:table-cell office:value-type="float" office:value="0.2823" calcext:value-type="float">
            <text:p>0.28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57" calcext:value-type="float">
            <text:p>0.0157</text:p>
          </table:table-cell>
          <table:table-cell office:value-type="float" office:value="98.8914" calcext:value-type="float">
            <text:p>98.89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RG10_5A_ol6_2</text:p>
          </table:table-cell>
          <table:table-cell office:value-type="float" office:value="41.5278" calcext:value-type="float">
            <text:p>41.5278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1501" calcext:value-type="float">
            <text:p>0.1501</text:p>
          </table:table-cell>
          <table:table-cell office:value-type="float" office:value="17.8777" calcext:value-type="float">
            <text:p>17.8777</text:p>
          </table:table-cell>
          <table:table-cell office:value-type="float" office:value="38.6126" calcext:value-type="float">
            <text:p>38.61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232" calcext:value-type="float">
            <text:p>0.0232</text:p>
          </table:table-cell>
          <table:table-cell office:value-type="float" office:value="98.7913" calcext:value-type="float">
            <text:p>98.7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RG10_5A_ol6_3</text:p>
          </table:table-cell>
          <table:table-cell office:value-type="float" office:value="41.6381" calcext:value-type="float">
            <text:p>41.6381</text:p>
          </table:table-cell>
          <table:table-cell office:value-type="float" office:value="0.3012" calcext:value-type="float">
            <text:p>0.3012</text:p>
          </table:table-cell>
          <table:table-cell office:value-type="float" office:value="0.1476" calcext:value-type="float">
            <text:p>0.1476</text:p>
          </table:table-cell>
          <table:table-cell office:value-type="float" office:value="17.7942" calcext:value-type="float">
            <text:p>17.7942</text:p>
          </table:table-cell>
          <table:table-cell office:value-type="float" office:value="38.76" calcext:value-type="float">
            <text:p>38.76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093" calcext:value-type="float">
            <text:p>0.0093</text:p>
          </table:table-cell>
          <table:table-cell office:value-type="float" office:value="98.9699" calcext:value-type="float">
            <text:p>98.96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G10_5A_ol7_1</text:p>
          </table:table-cell>
          <table:table-cell office:value-type="float" office:value="41.9909" calcext:value-type="float">
            <text:p>41.9909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0976" calcext:value-type="float">
            <text:p>0.0976</text:p>
          </table:table-cell>
          <table:table-cell office:value-type="float" office:value="17.2095" calcext:value-type="float">
            <text:p>17.2095</text:p>
          </table:table-cell>
          <table:table-cell office:value-type="float" office:value="38.6997" calcext:value-type="float">
            <text:p>38.6997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355" calcext:value-type="float">
            <text:p>0.0355</text:p>
          </table:table-cell>
          <table:table-cell office:value-type="float" office:value="98.6566" calcext:value-type="float">
            <text:p>98.65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RG10_5A_ol7_2</text:p>
          </table:table-cell>
          <table:table-cell office:value-type="float" office:value="42.0518" calcext:value-type="float">
            <text:p>42.0518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1038" calcext:value-type="float">
            <text:p>0.1038</text:p>
          </table:table-cell>
          <table:table-cell office:value-type="float" office:value="17.3619" calcext:value-type="float">
            <text:p>17.3619</text:p>
          </table:table-cell>
          <table:table-cell office:value-type="float" office:value="38.6601" calcext:value-type="float">
            <text:p>38.6601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145" calcext:value-type="float">
            <text:p>0.0145</text:p>
          </table:table-cell>
          <table:table-cell office:value-type="float" office:value="98.8225" calcext:value-type="float">
            <text:p>98.8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RG10_5A_ol7_3</text:p>
          </table:table-cell>
          <table:table-cell office:value-type="float" office:value="41.8945" calcext:value-type="float">
            <text:p>41.8945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043" calcext:value-type="float">
            <text:p>0.1043</text:p>
          </table:table-cell>
          <table:table-cell office:value-type="float" office:value="17.3163" calcext:value-type="float">
            <text:p>17.3163</text:p>
          </table:table-cell>
          <table:table-cell office:value-type="float" office:value="38.6339" calcext:value-type="float">
            <text:p>38.6339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97" calcext:value-type="float">
            <text:p>0.0197</text:p>
          </table:table-cell>
          <table:table-cell office:value-type="float" office:value="98.5648" calcext:value-type="float">
            <text:p>98.56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RG10_5A_ol8_1</text:p>
          </table:table-cell>
          <table:table-cell office:value-type="float" office:value="41.4566" calcext:value-type="float">
            <text:p>41.4566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499" calcext:value-type="float">
            <text:p>0.1499</text:p>
          </table:table-cell>
          <table:table-cell office:value-type="float" office:value="18.1419" calcext:value-type="float">
            <text:p>18.1419</text:p>
          </table:table-cell>
          <table:table-cell office:value-type="float" office:value="38.7135" calcext:value-type="float">
            <text:p>38.7135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6" calcext:value-type="float">
            <text:p>0.026</text:p>
          </table:table-cell>
          <table:table-cell office:value-type="float" office:value="99.1081" calcext:value-type="float">
            <text:p>99.1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RG10_5A_ol8_2</text:p>
          </table:table-cell>
          <table:table-cell office:value-type="float" office:value="41.3107" calcext:value-type="float">
            <text:p>41.3107</text:p>
          </table:table-cell>
          <table:table-cell office:value-type="float" office:value="0.279" calcext:value-type="float">
            <text:p>0.279</text:p>
          </table:table-cell>
          <table:table-cell office:value-type="float" office:value="0.1479" calcext:value-type="float">
            <text:p>0.1479</text:p>
          </table:table-cell>
          <table:table-cell office:value-type="float" office:value="18.4246" calcext:value-type="float">
            <text:p>18.4246</text:p>
          </table:table-cell>
          <table:table-cell office:value-type="float" office:value="38.6928" calcext:value-type="float">
            <text:p>38.6928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97" calcext:value-type="float">
            <text:p>0.0197</text:p>
          </table:table-cell>
          <table:table-cell office:value-type="float" office:value="99.1951" calcext:value-type="float">
            <text:p>99.19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G10_5A_ol8_3</text:p>
          </table:table-cell>
          <table:table-cell office:value-type="float" office:value="41.37" calcext:value-type="float">
            <text:p>41.37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1464" calcext:value-type="float">
            <text:p>0.1464</text:p>
          </table:table-cell>
          <table:table-cell office:value-type="float" office:value="18.0207" calcext:value-type="float">
            <text:p>18.0207</text:p>
          </table:table-cell>
          <table:table-cell office:value-type="float" office:value="38.764" calcext:value-type="float">
            <text:p>38.76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13" calcext:value-type="float">
            <text:p>0.0313</text:p>
          </table:table-cell>
          <table:table-cell office:value-type="float" office:value="98.9543" calcext:value-type="float">
            <text:p>98.95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RG10_5A_ol9_1</text:p>
          </table:table-cell>
          <table:table-cell office:value-type="float" office:value="41.7136" calcext:value-type="float">
            <text:p>41.7136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1429" calcext:value-type="float">
            <text:p>0.1429</text:p>
          </table:table-cell>
          <table:table-cell office:value-type="float" office:value="17.8089" calcext:value-type="float">
            <text:p>17.8089</text:p>
          </table:table-cell>
          <table:table-cell office:value-type="float" office:value="38.5362" calcext:value-type="float">
            <text:p>38.5362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192" calcext:value-type="float">
            <text:p>0.0192</text:p>
          </table:table-cell>
          <table:table-cell office:value-type="float" office:value="98.8211" calcext:value-type="float">
            <text:p>98.82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RG10_5A_ol9_2</text:p>
          </table:table-cell>
          <table:table-cell office:value-type="float" office:value="41.7474" calcext:value-type="float">
            <text:p>41.7474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1526" calcext:value-type="float">
            <text:p>0.1526</text:p>
          </table:table-cell>
          <table:table-cell office:value-type="float" office:value="17.8364" calcext:value-type="float">
            <text:p>17.8364</text:p>
          </table:table-cell>
          <table:table-cell office:value-type="float" office:value="38.7339" calcext:value-type="float">
            <text:p>38.7339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257" calcext:value-type="float">
            <text:p>0.0257</text:p>
          </table:table-cell>
          <table:table-cell office:value-type="float" office:value="99.1036" calcext:value-type="float">
            <text:p>99.10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G10_5A_ol9_3</text:p>
          </table:table-cell>
          <table:table-cell office:value-type="float" office:value="41.5701" calcext:value-type="float">
            <text:p>41.5701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1535" calcext:value-type="float">
            <text:p>0.1535</text:p>
          </table:table-cell>
          <table:table-cell office:value-type="float" office:value="17.7213" calcext:value-type="float">
            <text:p>17.7213</text:p>
          </table:table-cell>
          <table:table-cell office:value-type="float" office:value="38.5342" calcext:value-type="float">
            <text:p>38.5342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248" calcext:value-type="float">
            <text:p>0.0248</text:p>
          </table:table-cell>
          <table:table-cell office:value-type="float" office:value="98.5967" calcext:value-type="float">
            <text:p>98.59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RG10_5A_ol10_1</text:p>
          </table:table-cell>
          <table:table-cell office:value-type="float" office:value="41.5637" calcext:value-type="float">
            <text:p>41.5637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1716" calcext:value-type="float">
            <text:p>0.1716</text:p>
          </table:table-cell>
          <table:table-cell office:value-type="float" office:value="17.6486" calcext:value-type="float">
            <text:p>17.6486</text:p>
          </table:table-cell>
          <table:table-cell office:value-type="float" office:value="38.5359" calcext:value-type="float">
            <text:p>38.5359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136" calcext:value-type="float">
            <text:p>0.0136</text:p>
          </table:table-cell>
          <table:table-cell office:value-type="float" office:value="98.5528" calcext:value-type="float">
            <text:p>98.55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RG10_5A_ol10_2</text:p>
          </table:table-cell>
          <table:table-cell office:value-type="float" office:value="41.6461" calcext:value-type="float">
            <text:p>41.6461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51" calcext:value-type="float">
            <text:p>0.1751</text:p>
          </table:table-cell>
          <table:table-cell office:value-type="float" office:value="17.8105" calcext:value-type="float">
            <text:p>17.8105</text:p>
          </table:table-cell>
          <table:table-cell office:value-type="float" office:value="38.7232" calcext:value-type="float">
            <text:p>38.7232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265" calcext:value-type="float">
            <text:p>0.0265</text:p>
          </table:table-cell>
          <table:table-cell office:value-type="float" office:value="98.9558" calcext:value-type="float">
            <text:p>98.95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RG10_5A_ol10_3</text:p>
          </table:table-cell>
          <table:table-cell office:value-type="float" office:value="41.6018" calcext:value-type="float">
            <text:p>41.6018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1686" calcext:value-type="float">
            <text:p>0.1686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38.7389" calcext:value-type="float">
            <text:p>38.7389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251" calcext:value-type="float">
            <text:p>0.0251</text:p>
          </table:table-cell>
          <table:table-cell office:value-type="float" office:value="98.7608" calcext:value-type="float">
            <text:p>98.76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RG10_5A_ol11_1</text:p>
          </table:table-cell>
          <table:table-cell office:value-type="float" office:value="42.2641" calcext:value-type="float">
            <text:p>42.26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81" calcext:value-type="float">
            <text:p>0.1581</text:p>
          </table:table-cell>
          <table:table-cell office:value-type="float" office:value="16.9271" calcext:value-type="float">
            <text:p>16.9271</text:p>
          </table:table-cell>
          <table:table-cell office:value-type="float" office:value="38.8216" calcext:value-type="float">
            <text:p>38.8216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117" calcext:value-type="float">
            <text:p>0.0117</text:p>
          </table:table-cell>
          <table:table-cell office:value-type="float" office:value="98.7665" calcext:value-type="float">
            <text:p>98.76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G10_5A_ol11_2</text:p>
          </table:table-cell>
          <table:table-cell office:value-type="float" office:value="42.165" calcext:value-type="float">
            <text:p>42.165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1552" calcext:value-type="float">
            <text:p>0.1552</text:p>
          </table:table-cell>
          <table:table-cell office:value-type="float" office:value="17.1967" calcext:value-type="float">
            <text:p>17.1967</text:p>
          </table:table-cell>
          <table:table-cell office:value-type="float" office:value="38.7054" calcext:value-type="float">
            <text:p>38.7054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09" calcext:value-type="float">
            <text:p>0.0309</text:p>
          </table:table-cell>
          <table:table-cell office:value-type="float" office:value="98.8553" calcext:value-type="float">
            <text:p>98.8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RG10_5A_ol11_3</text:p>
          </table:table-cell>
          <table:table-cell office:value-type="float" office:value="42.284" calcext:value-type="float">
            <text:p>42.284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1465" calcext:value-type="float">
            <text:p>0.1465</text:p>
          </table:table-cell>
          <table:table-cell office:value-type="float" office:value="17.0654" calcext:value-type="float">
            <text:p>17.0654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115" calcext:value-type="float">
            <text:p>0.0115</text:p>
          </table:table-cell>
          <table:table-cell office:value-type="float" office:value="99.0677" calcext:value-type="float">
            <text:p>99.06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G10_5A_ol12_1</text:p>
          </table:table-cell>
          <table:table-cell office:value-type="float" office:value="41.7085" calcext:value-type="float">
            <text:p>41.708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1593" calcext:value-type="float">
            <text:p>0.1593</text:p>
          </table:table-cell>
          <table:table-cell office:value-type="float" office:value="17.6588" calcext:value-type="float">
            <text:p>17.6588</text:p>
          </table:table-cell>
          <table:table-cell office:value-type="float" office:value="38.6714" calcext:value-type="float">
            <text:p>38.671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255" calcext:value-type="float">
            <text:p>0.0255</text:p>
          </table:table-cell>
          <table:table-cell office:value-type="float" office:value="98.8179" calcext:value-type="float">
            <text:p>98.81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G10_5A_ol12_2</text:p>
          </table:table-cell>
          <table:table-cell office:value-type="float" office:value="41.7181" calcext:value-type="float">
            <text:p>41.7181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1658" calcext:value-type="float">
            <text:p>0.1658</text:p>
          </table:table-cell>
          <table:table-cell office:value-type="float" office:value="17.6142" calcext:value-type="float">
            <text:p>17.6142</text:p>
          </table:table-cell>
          <table:table-cell office:value-type="float" office:value="38.81" calcext:value-type="float">
            <text:p>38.81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63" calcext:value-type="float">
            <text:p>0.0063</text:p>
          </table:table-cell>
          <table:table-cell office:value-type="float" office:value="98.9249" calcext:value-type="float">
            <text:p>98.92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RG10_5A_ol12_3</text:p>
          </table:table-cell>
          <table:table-cell office:value-type="float" office:value="39.4801" calcext:value-type="float">
            <text:p>39.4801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1467" calcext:value-type="float">
            <text:p>0.1467</text:p>
          </table:table-cell>
          <table:table-cell office:value-type="float" office:value="17.5668" calcext:value-type="float">
            <text:p>17.5668</text:p>
          </table:table-cell>
          <table:table-cell office:value-type="float" office:value="38.9432" calcext:value-type="float">
            <text:p>38.9432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1025" calcext:value-type="float">
            <text:p>0.1025</text:p>
          </table:table-cell>
          <table:table-cell office:value-type="float" office:value="98.0442" calcext:value-type="float">
            <text:p>98.0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RG10_5A_ol13_1</text:p>
          </table:table-cell>
          <table:table-cell office:value-type="float" office:value="41.9658" calcext:value-type="float">
            <text:p>41.965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4" calcext:value-type="float">
            <text:p>0.1464</text:p>
          </table:table-cell>
          <table:table-cell office:value-type="float" office:value="17.66" calcext:value-type="float">
            <text:p>17.66</text:p>
          </table:table-cell>
          <table:table-cell office:value-type="float" office:value="38.8087" calcext:value-type="float">
            <text:p>38.8087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14" calcext:value-type="float">
            <text:p>0.014</text:p>
          </table:table-cell>
          <table:table-cell office:value-type="float" office:value="99.1839" calcext:value-type="float">
            <text:p>99.18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G10_5A_ol13_2</text:p>
          </table:table-cell>
          <table:table-cell office:value-type="float" office:value="41.7495" calcext:value-type="float">
            <text:p>41.7495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427" calcext:value-type="float">
            <text:p>0.1427</text:p>
          </table:table-cell>
          <table:table-cell office:value-type="float" office:value="17.4177" calcext:value-type="float">
            <text:p>17.4177</text:p>
          </table:table-cell>
          <table:table-cell office:value-type="float" office:value="38.4866" calcext:value-type="float">
            <text:p>38.486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183" calcext:value-type="float">
            <text:p>0.0183</text:p>
          </table:table-cell>
          <table:table-cell office:value-type="float" office:value="98.4115" calcext:value-type="float">
            <text:p>98.4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RG10_5A_ol13_3</text:p>
          </table:table-cell>
          <table:table-cell office:value-type="float" office:value="42.0666" calcext:value-type="float">
            <text:p>42.0666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1541" calcext:value-type="float">
            <text:p>0.1541</text:p>
          </table:table-cell>
          <table:table-cell office:value-type="float" office:value="17.5071" calcext:value-type="float">
            <text:p>17.5071</text:p>
          </table:table-cell>
          <table:table-cell office:value-type="float" office:value="38.7714" calcext:value-type="float">
            <text:p>38.7714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115" calcext:value-type="float">
            <text:p>0.0115</text:p>
          </table:table-cell>
          <table:table-cell office:value-type="float" office:value="99.0909" calcext:value-type="float">
            <text:p>99.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RG10_5A_ol14_1</text:p>
          </table:table-cell>
          <table:table-cell office:value-type="float" office:value="41.6564" calcext:value-type="float">
            <text:p>41.6564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66" calcext:value-type="float">
            <text:p>0.1566</text:p>
          </table:table-cell>
          <table:table-cell office:value-type="float" office:value="17.7063" calcext:value-type="float">
            <text:p>17.7063</text:p>
          </table:table-cell>
          <table:table-cell office:value-type="float" office:value="38.6421" calcext:value-type="float">
            <text:p>38.6421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97" calcext:value-type="float">
            <text:p>0.0197</text:p>
          </table:table-cell>
          <table:table-cell office:value-type="float" office:value="98.7595" calcext:value-type="float">
            <text:p>98.75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G10_5A_ol14_2</text:p>
          </table:table-cell>
          <table:table-cell office:value-type="float" office:value="41.5832" calcext:value-type="float">
            <text:p>41.5832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1526" calcext:value-type="float">
            <text:p>0.1526</text:p>
          </table:table-cell>
          <table:table-cell office:value-type="float" office:value="17.8328" calcext:value-type="float">
            <text:p>17.8328</text:p>
          </table:table-cell>
          <table:table-cell office:value-type="float" office:value="38.758" calcext:value-type="float">
            <text:p>38.758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192" calcext:value-type="float">
            <text:p>0.0192</text:p>
          </table:table-cell>
          <table:table-cell office:value-type="float" office:value="98.9202" calcext:value-type="float">
            <text:p>98.92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RG10_5A_ol14_3</text:p>
          </table:table-cell>
          <table:table-cell office:value-type="float" office:value="41.5202" calcext:value-type="float">
            <text:p>41.5202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1606" calcext:value-type="float">
            <text:p>0.1606</text:p>
          </table:table-cell>
          <table:table-cell office:value-type="float" office:value="17.6896" calcext:value-type="float">
            <text:p>17.6896</text:p>
          </table:table-cell>
          <table:table-cell office:value-type="float" office:value="38.2619" calcext:value-type="float">
            <text:p>38.2619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285" calcext:value-type="float">
            <text:p>0.0285</text:p>
          </table:table-cell>
          <table:table-cell office:value-type="float" office:value="98.2349" calcext:value-type="float">
            <text:p>98.23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RG10_5A_ol15_1</text:p>
          </table:table-cell>
          <table:table-cell office:value-type="float" office:value="41.7612" calcext:value-type="float">
            <text:p>41.7612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1428" calcext:value-type="float">
            <text:p>0.1428</text:p>
          </table:table-cell>
          <table:table-cell office:value-type="float" office:value="17.474" calcext:value-type="float">
            <text:p>17.474</text:p>
          </table:table-cell>
          <table:table-cell office:value-type="float" office:value="38.679" calcext:value-type="float">
            <text:p>38.679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097" calcext:value-type="float">
            <text:p>0.0097</text:p>
          </table:table-cell>
          <table:table-cell office:value-type="float" office:value="98.6579" calcext:value-type="float">
            <text:p>98.65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RG10_5A_ol15_2</text:p>
          </table:table-cell>
          <table:table-cell office:value-type="float" office:value="41.7842" calcext:value-type="float">
            <text:p>41.7842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1476" calcext:value-type="float">
            <text:p>0.1476</text:p>
          </table:table-cell>
          <table:table-cell office:value-type="float" office:value="17.6651" calcext:value-type="float">
            <text:p>17.6651</text:p>
          </table:table-cell>
          <table:table-cell office:value-type="float" office:value="38.6808" calcext:value-type="float">
            <text:p>38.6808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191" calcext:value-type="float">
            <text:p>0.0191</text:p>
          </table:table-cell>
          <table:table-cell office:value-type="float" office:value="98.8771" calcext:value-type="float">
            <text:p>98.8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G10_5A_ol15_3</text:p>
          </table:table-cell>
          <table:table-cell office:value-type="float" office:value="41.741" calcext:value-type="float">
            <text:p>41.741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1467" calcext:value-type="float">
            <text:p>0.1467</text:p>
          </table:table-cell>
          <table:table-cell office:value-type="float" office:value="17.5864" calcext:value-type="float">
            <text:p>17.5864</text:p>
          </table:table-cell>
          <table:table-cell office:value-type="float" office:value="38.5019" calcext:value-type="float">
            <text:p>38.5019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206" calcext:value-type="float">
            <text:p>0.0206</text:p>
          </table:table-cell>
          <table:table-cell office:value-type="float" office:value="98.6174" calcext:value-type="float">
            <text:p>98.61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RG10_5A_ol16_1</text:p>
          </table:table-cell>
          <table:table-cell office:value-type="float" office:value="41.4121" calcext:value-type="float">
            <text:p>41.412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1539" calcext:value-type="float">
            <text:p>0.1539</text:p>
          </table:table-cell>
          <table:table-cell office:value-type="float" office:value="17.9661" calcext:value-type="float">
            <text:p>17.9661</text:p>
          </table:table-cell>
          <table:table-cell office:value-type="float" office:value="38.7416" calcext:value-type="float">
            <text:p>38.7416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54" calcext:value-type="float">
            <text:p>0.0254</text:p>
          </table:table-cell>
          <table:table-cell office:value-type="float" office:value="98.8747" calcext:value-type="float">
            <text:p>98.87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RG10_5A_ol16_2</text:p>
          </table:table-cell>
          <table:table-cell office:value-type="float" office:value="41.4284" calcext:value-type="float">
            <text:p>41.4284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1507" calcext:value-type="float">
            <text:p>0.1507</text:p>
          </table:table-cell>
          <table:table-cell office:value-type="float" office:value="18.2478" calcext:value-type="float">
            <text:p>18.2478</text:p>
          </table:table-cell>
          <table:table-cell office:value-type="float" office:value="38.5446" calcext:value-type="float">
            <text:p>38.5446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177" calcext:value-type="float">
            <text:p>0.0177</text:p>
          </table:table-cell>
          <table:table-cell office:value-type="float" office:value="99.0005" calcext:value-type="float">
            <text:p>99.00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G10_5A_ol16_3</text:p>
          </table:table-cell>
          <table:table-cell office:value-type="float" office:value="41.3665" calcext:value-type="float">
            <text:p>41.366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1478" calcext:value-type="float">
            <text:p>0.1478</text:p>
          </table:table-cell>
          <table:table-cell office:value-type="float" office:value="18.3854" calcext:value-type="float">
            <text:p>18.3854</text:p>
          </table:table-cell>
          <table:table-cell office:value-type="float" office:value="38.4893" calcext:value-type="float">
            <text:p>38.489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14" calcext:value-type="float">
            <text:p>0.0314</text:p>
          </table:table-cell>
          <table:table-cell office:value-type="float" office:value="99.036" calcext:value-type="float">
            <text:p>99.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RG10_5A_ol17_1</text:p>
          </table:table-cell>
          <table:table-cell office:value-type="float" office:value="42.0201" calcext:value-type="float">
            <text:p>42.0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1581" calcext:value-type="float">
            <text:p>0.1581</text:p>
          </table:table-cell>
          <table:table-cell office:value-type="float" office:value="17.2754" calcext:value-type="float">
            <text:p>17.2754</text:p>
          </table:table-cell>
          <table:table-cell office:value-type="float" office:value="38.6294" calcext:value-type="float">
            <text:p>38.629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272" calcext:value-type="float">
            <text:p>0.0272</text:p>
          </table:table-cell>
          <table:table-cell office:value-type="float" office:value="98.693" calcext:value-type="float">
            <text:p>98.6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G10_5A_ol17_2</text:p>
          </table:table-cell>
          <table:table-cell office:value-type="float" office:value="41.9688" calcext:value-type="float">
            <text:p>41.9688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1748" calcext:value-type="float">
            <text:p>0.1748</text:p>
          </table:table-cell>
          <table:table-cell office:value-type="float" office:value="17.1005" calcext:value-type="float">
            <text:p>17.1005</text:p>
          </table:table-cell>
          <table:table-cell office:value-type="float" office:value="38.564" calcext:value-type="float">
            <text:p>38.564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75" calcext:value-type="float">
            <text:p>0.0275</text:p>
          </table:table-cell>
          <table:table-cell office:value-type="float" office:value="98.4189" calcext:value-type="float">
            <text:p>98.41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RG10_5A_ol17_3</text:p>
          </table:table-cell>
          <table:table-cell office:value-type="float" office:value="42.1227" calcext:value-type="float">
            <text:p>42.1227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619" calcext:value-type="float">
            <text:p>0.1619</text:p>
          </table:table-cell>
          <table:table-cell office:value-type="float" office:value="17.2844" calcext:value-type="float">
            <text:p>17.2844</text:p>
          </table:table-cell>
          <table:table-cell office:value-type="float" office:value="38.8392" calcext:value-type="float">
            <text:p>38.8392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274" calcext:value-type="float">
            <text:p>0.0274</text:p>
          </table:table-cell>
          <table:table-cell office:value-type="float" office:value="99.0258" calcext:value-type="float">
            <text:p>99.0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RG10_5A_ol18_1</text:p>
          </table:table-cell>
          <table:table-cell office:value-type="float" office:value="41.6951" calcext:value-type="float">
            <text:p>41.6951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1521" calcext:value-type="float">
            <text:p>0.1521</text:p>
          </table:table-cell>
          <table:table-cell office:value-type="float" office:value="17.8079" calcext:value-type="float">
            <text:p>17.8079</text:p>
          </table:table-cell>
          <table:table-cell office:value-type="float" office:value="38.926" calcext:value-type="float">
            <text:p>38.926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184" calcext:value-type="float">
            <text:p>0.0184</text:p>
          </table:table-cell>
          <table:table-cell office:value-type="float" office:value="99.2098" calcext:value-type="float">
            <text:p>99.20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RG10_5A_ol18_2</text:p>
          </table:table-cell>
          <table:table-cell office:value-type="float" office:value="41.7869" calcext:value-type="float">
            <text:p>41.7869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148" calcext:value-type="float">
            <text:p>0.148</text:p>
          </table:table-cell>
          <table:table-cell office:value-type="float" office:value="17.661" calcext:value-type="float">
            <text:p>17.661</text:p>
          </table:table-cell>
          <table:table-cell office:value-type="float" office:value="38.9049" calcext:value-type="float">
            <text:p>38.9049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175" calcext:value-type="float">
            <text:p>0.0175</text:p>
          </table:table-cell>
          <table:table-cell office:value-type="float" office:value="99.0854" calcext:value-type="float">
            <text:p>99.08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G10_5A_ol18_3</text:p>
          </table:table-cell>
          <table:table-cell office:value-type="float" office:value="41.4914" calcext:value-type="float">
            <text:p>41.4914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1517" calcext:value-type="float">
            <text:p>0.1517</text:p>
          </table:table-cell>
          <table:table-cell office:value-type="float" office:value="17.7647" calcext:value-type="float">
            <text:p>17.7647</text:p>
          </table:table-cell>
          <table:table-cell office:value-type="float" office:value="38.7252" calcext:value-type="float">
            <text:p>38.7252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215" calcext:value-type="float">
            <text:p>0.0215</text:p>
          </table:table-cell>
          <table:table-cell office:value-type="float" office:value="98.7555" calcext:value-type="float">
            <text:p>98.75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G10_5A_ol19_1</text:p>
          </table:table-cell>
          <table:table-cell office:value-type="float" office:value="39.3188" calcext:value-type="float">
            <text:p>39.3188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098" calcext:value-type="float">
            <text:p>0.098</text:p>
          </table:table-cell>
          <table:table-cell office:value-type="float" office:value="20.4764" calcext:value-type="float">
            <text:p>20.4764</text:p>
          </table:table-cell>
          <table:table-cell office:value-type="float" office:value="37.9645" calcext:value-type="float">
            <text:p>37.9645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228" calcext:value-type="float">
            <text:p>0.0228</text:p>
          </table:table-cell>
          <table:table-cell office:value-type="float" office:value="98.4877" calcext:value-type="float">
            <text:p>98.48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RG10_5A_ol19_2</text:p>
          </table:table-cell>
          <table:table-cell office:value-type="float" office:value="39.3194" calcext:value-type="float">
            <text:p>39.3194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62" calcext:value-type="float">
            <text:p>0.1062</text:p>
          </table:table-cell>
          <table:table-cell office:value-type="float" office:value="20.5126" calcext:value-type="float">
            <text:p>20.5126</text:p>
          </table:table-cell>
          <table:table-cell office:value-type="float" office:value="38.2118" calcext:value-type="float">
            <text:p>38.2118</text:p>
          </table:table-cell>
          <table:table-cell office:value-type="float" office:value="0.2894" calcext:value-type="float">
            <text:p>0.289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2" calcext:value-type="float">
            <text:p>0.0162</text:p>
          </table:table-cell>
          <table:table-cell office:value-type="float" office:value="98.7977" calcext:value-type="float">
            <text:p>98.79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RG10_5A_ol19_3</text:p>
          </table:table-cell>
          <table:table-cell office:value-type="float" office:value="39.467" calcext:value-type="float">
            <text:p>39.467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1018" calcext:value-type="float">
            <text:p>0.1018</text:p>
          </table:table-cell>
          <table:table-cell office:value-type="float" office:value="20.6617" calcext:value-type="float">
            <text:p>20.6617</text:p>
          </table:table-cell>
          <table:table-cell office:value-type="float" office:value="38.2515" calcext:value-type="float">
            <text:p>38.251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9" calcext:value-type="float">
            <text:p>0.0009</text:p>
          </table:table-cell>
          <table:table-cell office:value-type="float" office:value="99.0994" calcext:value-type="float">
            <text:p>99.09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G10_5A_ol20_1</text:p>
          </table:table-cell>
          <table:table-cell office:value-type="float" office:value="41.8941" calcext:value-type="float">
            <text:p>41.8941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1577" calcext:value-type="float">
            <text:p>0.1577</text:p>
          </table:table-cell>
          <table:table-cell office:value-type="float" office:value="17.4365" calcext:value-type="float">
            <text:p>17.4365</text:p>
          </table:table-cell>
          <table:table-cell office:value-type="float" office:value="38.7423" calcext:value-type="float">
            <text:p>38.742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292" calcext:value-type="float">
            <text:p>0.0292</text:p>
          </table:table-cell>
          <table:table-cell office:value-type="float" office:value="98.8595" calcext:value-type="float">
            <text:p>98.85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G10_5A_ol20_2</text:p>
          </table:table-cell>
          <table:table-cell office:value-type="float" office:value="42.034" calcext:value-type="float">
            <text:p>42.034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1461" calcext:value-type="float">
            <text:p>0.1461</text:p>
          </table:table-cell>
          <table:table-cell office:value-type="float" office:value="17.4838" calcext:value-type="float">
            <text:p>17.4838</text:p>
          </table:table-cell>
          <table:table-cell office:value-type="float" office:value="38.8253" calcext:value-type="float">
            <text:p>38.8253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275" calcext:value-type="float">
            <text:p>0.0275</text:p>
          </table:table-cell>
          <table:table-cell office:value-type="float" office:value="99.0887" calcext:value-type="float">
            <text:p>99.08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G10_5A_ol20_3</text:p>
          </table:table-cell>
          <table:table-cell office:value-type="float" office:value="41.938" calcext:value-type="float">
            <text:p>41.938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1592" calcext:value-type="float">
            <text:p>0.1592</text:p>
          </table:table-cell>
          <table:table-cell office:value-type="float" office:value="17.393" calcext:value-type="float">
            <text:p>17.393</text:p>
          </table:table-cell>
          <table:table-cell office:value-type="float" office:value="38.7617" calcext:value-type="float">
            <text:p>38.7617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023" calcext:value-type="float">
            <text:p>0.0023</text:p>
          </table:table-cell>
          <table:table-cell office:value-type="float" office:value="98.8434" calcext:value-type="float">
            <text:p>98.84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G10_5A_ol21_1</text:p>
          </table:table-cell>
          <table:table-cell office:value-type="float" office:value="41.8679" calcext:value-type="float">
            <text:p>41.8679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1573" calcext:value-type="float">
            <text:p>0.1573</text:p>
          </table:table-cell>
          <table:table-cell office:value-type="float" office:value="17.1644" calcext:value-type="float">
            <text:p>17.1644</text:p>
          </table:table-cell>
          <table:table-cell office:value-type="float" office:value="38.6097" calcext:value-type="float">
            <text:p>38.6097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212" calcext:value-type="float">
            <text:p>0.0212</text:p>
          </table:table-cell>
          <table:table-cell office:value-type="float" office:value="98.4286" calcext:value-type="float">
            <text:p>98.42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G10_5A_ol21_2</text:p>
          </table:table-cell>
          <table:table-cell office:value-type="float" office:value="41.9272" calcext:value-type="float">
            <text:p>41.9272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1589" calcext:value-type="float">
            <text:p>0.1589</text:p>
          </table:table-cell>
          <table:table-cell office:value-type="float" office:value="17.0919" calcext:value-type="float">
            <text:p>17.0919</text:p>
          </table:table-cell>
          <table:table-cell office:value-type="float" office:value="38.6093" calcext:value-type="float">
            <text:p>38.6093</text:p>
          </table:table-cell>
          <table:table-cell office:value-type="float" office:value="0.2556" calcext:value-type="float">
            <text:p>0.255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116" calcext:value-type="float">
            <text:p>0.0116</text:p>
          </table:table-cell>
          <table:table-cell office:value-type="float" office:value="98.3723" calcext:value-type="float">
            <text:p>98.37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G10_5A_ol21_3</text:p>
          </table:table-cell>
          <table:table-cell office:value-type="float" office:value="41.9517" calcext:value-type="float">
            <text:p>41.951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1618" calcext:value-type="float">
            <text:p>0.1618</text:p>
          </table:table-cell>
          <table:table-cell office:value-type="float" office:value="17.2948" calcext:value-type="float">
            <text:p>17.2948</text:p>
          </table:table-cell>
          <table:table-cell office:value-type="float" office:value="38.7506" calcext:value-type="float">
            <text:p>38.7506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5" calcext:value-type="float">
            <text:p>0.035</text:p>
          </table:table-cell>
          <table:table-cell office:value-type="float" office:value="98.804" calcext:value-type="float">
            <text:p>98.8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RG10_5A_ol22_1</text:p>
          </table:table-cell>
          <table:table-cell office:value-type="float" office:value="42.8943" calcext:value-type="float">
            <text:p>42.894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45" calcext:value-type="float">
            <text:p>0.1745</text:p>
          </table:table-cell>
          <table:table-cell office:value-type="float" office:value="15.9059" calcext:value-type="float">
            <text:p>15.9059</text:p>
          </table:table-cell>
          <table:table-cell office:value-type="float" office:value="38.6137" calcext:value-type="float">
            <text:p>38.6137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56" calcext:value-type="float">
            <text:p>0.0256</text:p>
          </table:table-cell>
          <table:table-cell office:value-type="float" office:value="98.1617" calcext:value-type="float">
            <text:p>98.16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G10_5A_ol22_2</text:p>
          </table:table-cell>
          <table:table-cell office:value-type="float" office:value="42.9372" calcext:value-type="float">
            <text:p>42.9372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851" calcext:value-type="float">
            <text:p>0.1851</text:p>
          </table:table-cell>
          <table:table-cell office:value-type="float" office:value="15.8679" calcext:value-type="float">
            <text:p>15.8679</text:p>
          </table:table-cell>
          <table:table-cell office:value-type="float" office:value="38.7814" calcext:value-type="float">
            <text:p>38.781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116" calcext:value-type="float">
            <text:p>0.0116</text:p>
          </table:table-cell>
          <table:table-cell office:value-type="float" office:value="98.337" calcext:value-type="float">
            <text:p>98.3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G10_5A_ol22_3</text:p>
          </table:table-cell>
          <table:table-cell office:value-type="float" office:value="42.9488" calcext:value-type="float">
            <text:p>42.9488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1817" calcext:value-type="float">
            <text:p>0.1817</text:p>
          </table:table-cell>
          <table:table-cell office:value-type="float" office:value="15.7778" calcext:value-type="float">
            <text:p>15.7778</text:p>
          </table:table-cell>
          <table:table-cell office:value-type="float" office:value="39.2088" calcext:value-type="float">
            <text:p>39.208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139" calcext:value-type="float">
            <text:p>0.0139</text:p>
          </table:table-cell>
          <table:table-cell office:value-type="float" office:value="98.6748" calcext:value-type="float">
            <text:p>98.6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33:53.827000000</meta:creation-date>
    <dc:date>2013-11-10T11:37:18.235000000</dc:date>
    <meta:editing-duration>P0D</meta:editing-duration>
    <meta:editing-cycles>1</meta:editing-cycles>
    <meta:document-statistic meta:table-count="1" meta:cell-count="739" meta:object-count="0"/>
    <meta:generator>LibreOffice/4.1.0.4$Windows_x86 LibreOffice_project/89ea49ddacd9aa532507cbf852f2bb22b1ace28</meta:generator>
  </office:meta>
</office:document-meta>
</file>